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90000006EF76E9A2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6.359cm" svg:height="2.234cm" svg:x="7.32cm" svg:y="13.732cm">
          <draw:image xlink:href="Pictures/10000000000001390000006EF76E9A21.jpg" xlink:type="simple" xlink:show="embed" xlink:actuate="onLoad">
            <text:p/>
          </draw:image>
        </draw:frame>
        <draw:custom-shape draw:style-name="gr2" draw:text-style-name="P1" draw:layer="layout" svg:width="1cm" svg:height="0.5cm" svg:x="6cm" svg:y="1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04-13T09:29:56</dc:date>
    <dc:creator>Patricia</dc:creator>
    <meta:generator>OpenOffice.org/3.0$Linux OpenOffice.org_project/300m9$Build-9358</meta:generator>
    <meta:document-statistic meta:object-count="2"/>
  </office:meta>
</office:document-meta>
</file>